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/>
    </style:style>
    <style:style style:name="P5" style:parent-style-name="Titre" style:family="paragraph">
      <style:paragraph-properties fo:text-align="center"/>
    </style:style>
    <style:style style:name="P6" style:parent-style-name="Paragraphedeliste" style:family="paragraph"/>
    <style:style style:name="T7" style:parent-style-name="Policepardéfaut" style:family="text">
      <style:text-properties fo:font-style="italic" style:font-style-asian="italic"/>
    </style:style>
    <style:style style:name="P8" style:parent-style-name="Paragraphedeliste" style:family="paragraph"/>
    <style:style style:name="T9" style:parent-style-name="Policepardéfaut" style:family="text">
      <style:text-properties fo:font-style="italic" style:font-style-asian="italic"/>
    </style:style>
    <style:style style:name="P10" style:parent-style-name="Paragraphedeliste" style:family="paragraph"/>
    <style:style style:name="T11" style:parent-style-name="Policepardéfaut" style:family="text">
      <style:text-properties fo:font-style="italic" style:font-style-asian="italic"/>
    </style:style>
    <style:style style:name="T12" style:parent-style-name="Policepardéfaut" style:family="text">
      <style:text-properties fo:font-style="italic" style:font-style-asian="italic"/>
    </style:style>
    <style:style style:name="T13" style:parent-style-name="Policepardéfaut" style:family="text">
      <style:text-properties fo:font-style="italic" style:font-style-asian="italic"/>
    </style:style>
    <style:style style:name="P14" style:parent-style-name="Paragraphedeliste" style:family="paragraph"/>
    <style:style style:name="T15" style:parent-style-name="Policepardéfaut" style:family="text">
      <style:text-properties fo:font-style="italic" style:font-style-asian="italic"/>
    </style:style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T19" style:parent-style-name="Policepardéfaut" style:family="text">
      <style:text-properties fo:font-style="italic" style:font-style-asian="italic"/>
    </style:style>
    <style:style style:name="P20" style:parent-style-name="Paragraphedeliste" style:family="paragraph"/>
    <style:style style:name="P21" style:parent-style-name="Paragraphedeliste" style:family="paragraph"/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fo:font-style="italic" style:font-style-asian="italic"/>
    </style:style>
    <style:style style:name="P24" style:parent-style-name="Paragraphedeliste" style:family="paragraph"/>
    <style:style style:name="T25" style:parent-style-name="Policepardéfaut" style:family="text">
      <style:text-properties fo:font-style="italic" style:font-style-asian="italic"/>
    </style:style>
    <style:style style:name="P26" style:parent-style-name="Paragraphedeliste" style:family="paragraph"/>
    <style:style style:name="T27" style:parent-style-name="Policepardéfaut" style:family="text">
      <style:text-properties fo:font-style="italic" style:font-style-asian="italic"/>
    </style:style>
    <style:style style:name="P28" style:parent-style-name="Paragraphedeliste" style:family="paragraph"/>
    <style:style style:name="T29" style:parent-style-name="Policepardéfaut" style:family="text">
      <style:text-properties fo:font-style="italic" style:font-style-asian="italic"/>
    </style:style>
    <style:style style:name="P30" style:parent-style-name="Paragraphedeliste" style:family="paragraph"/>
    <style:style style:name="T31" style:parent-style-name="Policepardéfaut" style:family="text">
      <style:text-properties fo:font-style="italic" style:font-style-asian="italic"/>
    </style:style>
    <style:style style:name="T32" style:parent-style-name="Policepardéfaut" style:family="text">
      <style:text-properties fo:font-style="italic" style:font-style-asian="italic"/>
    </style:style>
    <style:style style:name="T33" style:parent-style-name="Policepardéfaut" style:family="text">
      <style:text-properties fo:font-style="italic" style:font-style-asian="italic"/>
    </style:style>
    <style:style style:name="P34" style:parent-style-name="Paragraphedeliste" style:family="paragraph"/>
    <style:style style:name="T35" style:parent-style-name="Policepardéfaut" style:family="text">
      <style:text-properties fo:font-style="italic" style:font-style-asian="italic"/>
    </style:style>
    <style:style style:name="P36" style:parent-style-name="Paragraphedeliste" style:family="paragraph"/>
    <style:style style:name="T37" style:parent-style-name="Policepardéfaut" style:family="text">
      <style:text-properties fo:font-style="italic" style:font-style-asian="italic"/>
    </style:style>
    <style:style style:name="P38" style:parent-style-name="Paragraphedeliste" style:family="paragraph"/>
    <style:style style:name="T39" style:parent-style-name="Policepardéfaut" style:family="text">
      <style:text-properties fo:font-style="italic" style:font-style-asian="italic"/>
    </style:style>
    <style:style style:name="P40" style:parent-style-name="Paragraphedeliste" style:family="paragraph"/>
    <style:style style:name="T41" style:parent-style-name="Policepardéfaut" style:family="text">
      <style:text-properties fo:font-style="italic" style:font-style-asian="italic"/>
    </style:style>
    <style:style style:name="P42" style:parent-style-name="Paragraphedeliste" style:family="paragraph"/>
  </office:automatic-styles>
  <office:body>
    <office:text text:use-soft-page-breaks="true">
      <text:p text:style-name="P1"/>
      <text:p text:style-name="P5">Reconstruction de surface à partir<text:line-break/>d’un nuage de points</text:p>
      <text:h text:style-name="Titre1" text:outline-level="1">Contenu</text:h>
      <text:p text:style-name="Normal">L’archive contient :</text:p>
      <text:list text:style-name="LFO1" text:continue-numbering="true">
        <text:list-item>
          <text:p text:style-name="P6">un fichier<text:s/><text:span text:style-name="T7">CMakeLists.txt</text:span><text:s/>permettant d’ouvrir et de compiler le projet</text:p>
        </text:list-item>
        <text:list-item>
          <text:p text:style-name="P8">un dossier<text:s/><text:span text:style-name="T9">header</text:span><text:s/>contenant tous les fichiers .h</text:p>
        </text:list-item>
        <text:list-item>
          <text:p text:style-name="P10">un dossier<text:s/><text:span text:style-name="T11">src</text:span><text:s/>contenant tous les fichiers .c</text:p>
        </text:list-item>
      </text:list>
      <text:p text:style-name="Normal">Pour compiler le projet, ouvrir le<text:s/><text:span text:style-name="T12">CMakeLists.txt</text:span><text:s/>avec<text:s/><text:span text:style-name="T13">QtCreator</text:span>.</text:p>
      <text:h text:style-name="Titre1" text:outline-level="1">Organisation du code</text:h>
      <text:p text:style-name="Normal">Le code est séparé<text:s/>en :</text:p>
      <text:list text:style-name="LFO1" text:continue-numbering="true">
        <text:list-item>
          <text:p text:style-name="P14"><text:span text:style-name="T15">Hoppe </text:span>:<text:s/></text:p>
          <text:list text:continue-numbering="true">
            <text:list-item>
              <text:p text:style-name="P16">classe permettant de dérouler l’algorithme</text:p>
            </text:list-item>
            <text:list-item>
              <text:p text:style-name="P17">contient toutes les fonctions correspondant aux différentes étapes</text:p>
            </text:list-item>
          </text:list>
        </text:list-item>
        <text:list-item>
          <text:p text:style-name="P18"><text:span text:style-name="T19">Plane </text:span></text:p>
          <text:list text:continue-numbering="true">
            <text:list-item>
              <text:p text:style-name="P20">fonctions définissant les opérateurs sur les points et les normales<text:s/>(addition, soustraction, produit scalaire, produit dyadique, …)</text:p>
            </text:list-item>
            <text:list-item>
              <text:p text:style-name="P21">fonction sur la matrice de covariance</text:p>
            </text:list-item>
          </text:list>
        </text:list-item>
      </text:list>
      <text:h text:style-name="Titre1" text:outline-level="1">Choix d’implémentations</text:h>
      <text:p text:style-name="Normal">Concernant la recherche du k-voisinage, nous avons choisi d’utiliser des kD-Trees afin de ne calculer qu’une seule fois les relations de voisinage et de pouvoir diminuer la complexité comparée à d’autres algorithmes de recherche de k-voisinage.<text:s/></text:p>
      <text:h text:style-name="Titre1" text:outline-level="1">Utilisation des librairies</text:h>
      <text:p text:style-name="Normal">Nous avons choisi d’utiliser<text:s/><text:span text:style-name="T22">PCL<text:s/></text:span><text:span text:style-name="T23">(Point Cloud Library)</text:span><text:s/>pour :</text:p>
      <text:list text:style-name="LFO1" text:continue-numbering="true">
        <text:list-item>
          <text:p text:style-name="P24">la structure<text:s/><text:span text:style-name="T25">pcl ::PointCloud</text:span>, qui permet de représenter un nuage de points et d’accéder à chacun des points grâce à un indice</text:p>
        </text:list-item>
        <text:list-item>
          <text:p text:style-name="P26">la structure<text:s/><text:span text:style-name="T27">pcl ::KdTreeFLANN</text:span>, qui contient le kD-Tree calculé à partir d’un nuage de points</text:p>
        </text:list-item>
        <text:list-item>
          <text:p text:style-name="P28">la structure<text:s/><text:span text:style-name="T29">pcl ::PointXYZ</text:span>, qui représente un point grâce à 3 attributs x, y et z (flottants)</text:p>
        </text:list-item>
        <text:list-item>
          <text:p text:style-name="P30">la fonction<text:s/><text:span text:style-name="T31">nearestKSearch</text:span>, qui donne les k-voisins</text:p>
        </text:list-item>
      </text:list>
      <text:p text:style-name="Normal">Nous avons également utilisé<text:s/><text:span text:style-name="T32">Eigen</text:span><text:s/>(inclus dans<text:s/><text:span text:style-name="T33">PCL</text:span>) pour :</text:p>
      <text:list text:style-name="LFO1" text:continue-numbering="true">
        <text:list-item>
          <text:p text:style-name="P34">la structure<text:s/><text:span text:style-name="T35">Eigen ::Matrix3d</text:span><text:s/>pour les matrices 3x3</text:p>
        </text:list-item>
        <text:list-item>
          <text:p text:style-name="P36">la structure<text:s/><text:span text:style-name="T37">Eigen ::Vector3f</text:span><text:s/>pour les vecteurs de dimension 3</text:p>
        </text:list-item>
        <text:list-item>
          <text:p text:style-name="P38">la structure<text:s/><text:span text:style-name="T39">Eigen ::EigenSolver</text:span><text:s/>permettant de récupérer les valeurs propres et les vecteurs<text:s/>propres d’une matrice</text:p>
        </text:list-item>
      </text:list>
      <text:soft-page-break/>
      <text:h text:style-name="Titre1" text:outline-level="1">Algorithme</text:h>
      <text:p text:style-name="Normal">Même s’il produit des résultats approximant correctement une surface, cet algorithme peut produire des résultats incohérents dans plusieurs situations :</text:p>
      <text:list text:style-name="LFO1" text:continue-numbering="true">
        <text:list-item>
          <text:p text:style-name="P40">si<text:s/><text:span text:style-name="T41">k<text:s/></text:span>est trop grand par rapport au nombre de points lors de la recherche du k-voisinage, l’approximation sera trop proche pour les différents points du nuage initial</text:p>
        </text:list-item>
        <text:list-item>
          <text:p text:style-name="P42">si la surface à reproduire contient des plis ou des trous, cela peut être mal interprété lors de la recherche de k-voisinage et des points pourraient être considéré comme appartenant au k-voisinage d’un point, faussant ainsi les résultats (disparition des plis ou des trous)</text:p>
        </text:list-item>
      </text:list>
      <text:p text:style-name="Normal">Par ailleurs, cet algorithme suppose d’avoir un nuage de points de densité uniforme en entrée, or cela est rarement le cas lors de la création des donné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  <style:text-properties fo:font-style="italic" style:font-style-asian="italic"/>
    </style:style>
    <style:style style:name="P3" style:parent-style-name="En-tête" style:family="paragraph">
      <style:text-properties fo:language="en" fo:country="GB"/>
    </style:style>
    <style:style style:name="T4" style:parent-style-name="Policepardéfaut" style:family="text">
      <style:text-properties fo:font-style="italic" style:font-style-asian="italic"/>
    </style:style>
  </office:automatic-styles>
  <office:master-styles>
    <style:master-page style:name="MP0" style:page-layout-name="PL0">
      <style:footer>
        <text:p text:style-name="P2">Géométrie Numérique - Rapport</text:p>
      </style:footer>
    </style:master-page>
    <style:master-page style:next-style-name="MP0" style:name="MPF0" style:page-layout-name="PL0">
      <style:header>
        <text:p text:style-name="En-tête">ENDENMANN Cyrielle<text:tab/><text:tab/>M1 ISI (CMI)</text:p>
        <text:p text:style-name="P3">PINSUN Arnaud</text:p>
      </style:header>
      <style:footer>
        <text:p text:style-name="Pieddepage"><text:tab/><text:span text:style-name="T4">Géométrie Numérique - Rappor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ielle Endenmann</meta:initial-creator>
    <dc:creator>Cyrielle Endenmann</dc:creator>
    <meta:creation-date>2018-03-04T17:46:00Z</meta:creation-date>
    <dc:date>2018-03-04T17:46:00Z</dc:date>
    <meta:print-date>2018-03-04T17:45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75" meta:character-count="2434" meta:row-count="17" meta:non-whitespace-character-count="2063"/>
  </office:meta>
</office:document-meta>
</file>